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47f4" officeooo:paragraph-rsid="000747f4"/>
    </style:style>
    <style:style style:name="P2" style:family="paragraph" style:parent-style-name="Text_20_body">
      <style:text-properties officeooo:paragraph-rsid="0012aa08"/>
    </style:style>
    <style:style style:name="P3" style:family="paragraph" style:parent-style-name="Header">
      <style:paragraph-properties fo:text-align="end" style:justify-single-word="false"/>
      <style:text-properties officeooo:rsid="000747f4" officeooo:paragraph-rsid="000747f4"/>
    </style:style>
    <style:style style:name="P4" style:family="paragraph" style:parent-style-name="Header">
      <style:paragraph-properties fo:text-align="end" style:justify-single-word="false"/>
      <style:text-properties officeooo:rsid="0007aa92" officeooo:paragraph-rsid="0007aa92"/>
    </style:style>
    <style:style style:name="P5" style:family="paragraph" style:parent-style-name="Header">
      <style:paragraph-properties fo:text-align="end" style:justify-single-word="false"/>
      <style:text-properties officeooo:rsid="0016ad1f" officeooo:paragraph-rsid="0007aa92"/>
    </style:style>
    <style:style style:name="T1" style:family="text">
      <style:text-properties officeooo:rsid="0007aa92"/>
    </style:style>
    <style:style style:name="T2" style:family="text">
      <style:text-properties officeooo:rsid="0008e41d"/>
    </style:style>
    <style:style style:name="T3" style:family="text">
      <style:text-properties officeooo:rsid="0012aa08"/>
    </style:style>
    <style:style style:name="T4" style:family="text">
      <style:text-properties style:text-position="super 58%" officeooo:rsid="0007a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algorithm's main loop runs through each edge of a given graph exactly once. Hence, it will run O(|E|) times, |E| being the number of edges in the graph and |V| being the number of vertices. (This can be done using a 'stack' of edges, where populating the stack once prior to beginning the loop takes O(|E|) time and removing an edge from the stack takes constant time). Finding a maximal fan of a vertex u takes O(degree(u))≤O(|E|). Finding a color that is free on a vertex u also takes O(degree(u)). Finding a second vertex, w, given a fan F of vertex u, such that F'⊆F, w is the last element of F', and a given color d is free on w, takes O(|F|)≤O(degree(u)). Finding and inverting a path, because paths have no loops, takes O(|V|) time. Thus, each iteration takes at most O(|V|+|E|) time. The total time taken is therefore O(|E|+(|E|*(|V|+|E|))) which can be simplified to O(|E||V|+|E|</text:span><text:span text:style-name="T4">2</text:span><text:span text:style-name="T1">), which further simplifies to O(|E|</text:span><text:span text:style-name="T4">2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line-height="200%" fo:text-indent="0in" style:auto-text-indent="tru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47f4" officeooo:paragraph-rsid="000747f4"/>
    </style:style>
    <style:style style:name="MP2" style:family="paragraph" style:parent-style-name="Header">
      <style:paragraph-properties fo:text-align="end" style:justify-single-word="false"/>
      <style:text-properties officeooo:rsid="0007aa92" officeooo:paragraph-rsid="0007aa92"/>
    </style:style>
    <style:style style:name="MP3" style:family="paragraph" style:parent-style-name="Header">
      <style:paragraph-properties fo:text-align="end" style:justify-single-word="false"/>
      <style:text-properties officeooo:rsid="0016ad1f" officeooo:paragraph-rsid="0007aa9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James Dearing</text:p>
        <text:p text:style-name="MP2">Tyler Connors</text:p>
        <text:p text:style-name="MP3">Zhenzhong Yang</text:p>
        <text:p text:style-name="MP1"><text:date style:data-style-name="N84" text:date-value="2015-06-11T21:21:24.712682501">2015-06-11</text:date></text:p>
        <text:p text:style-name="MP1"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21:51.510642749</meta:creation-date>
    <dc:title>School essay</dc:title>
    <meta:editing-duration>PT42M28S</meta:editing-duration>
    <meta:editing-cycles>16</meta:editing-cycles>
    <meta:generator>LibreOffice/4.4.3.2$Linux_X86_64 LibreOffice_project/88805f81e9fe61362df02b9941de8e38a9b5fd16</meta:generator>
    <meta:initial-creator>James Dearing</meta:initial-creator>
    <dc:date>2015-06-11T21:21:24.694973074</dc:date>
    <dc:creator>James Dearing</dc:creator>
    <meta:document-statistic meta:table-count="0" meta:image-count="0" meta:object-count="0" meta:page-count="1" meta:paragraph-count="6" meta:word-count="174" meta:character-count="992" meta:non-whitespace-character-count="824"/>
    <meta:template xlink:type="simple" xlink:actuate="onRequest" xlink:title="School essay" xlink:href="../../../.config/libreoffice/4/user/template/School%20essay.ott" meta:date="2015-06-11T20:21:51.460033180"/>
  </office:meta>
</office:document-meta>
</file>